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28cm"/>
    </style:style>
    <style:style style:name="co3" style:family="table-column">
      <style:table-column-properties fo:break-before="auto" style:column-width="4.856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line-through-mode="continuous" style:font-name-asian="Verdana1" style:font-size-asian="10pt" style:language-asian="none" style:country-asian="none" style:font-style-asian="normal" style:font-weight-asian="normal" style:font-name-complex="Verdana1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 style:data-style-name="N11"/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>
            <text:p>ESTUDIO LIVRE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>
            <text:p>tempo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>
            <text:p>0s-30s</text:p>
          </table:table-cell>
          <table:table-cell table:style-name="ce1" office:value-type="float" office:value="2443">
            <text:p>2443</text:p>
          </table:table-cell>
          <table:table-cell table:style-name="ce1" office:value-type="string">
            <text:p>60.9 %</text:p>
            <draw:frame table:end-cell-address="Planilha1.O32" table:end-x="0.409cm" table:end-y="0.411cm" draw:z-index="0" svg:width="24.001cm" svg:height="11.301cm" svg:x="1.246cm" svg:y="0.159cm">
              <draw:object draw:notify-on-update-of-ranges="Planilha1.B8:Planilha1.C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>
            <text:p>30s-2min</text:p>
          </table:table-cell>
          <table:table-cell table:style-name="ce1" office:value-type="float" office:value="496">
            <text:p>496</text:p>
          </table:table-cell>
          <table:table-cell table:style-name="ce1" office:value-type="string">
            <text:p>12.3 %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>
            <text:p>2-5min</text:p>
          </table:table-cell>
          <table:table-cell table:style-name="ce1" office:value-type="float" office:value="340">
            <text:p>340</text:p>
          </table:table-cell>
          <table:table-cell table:style-name="ce1" office:value-type="string">
            <text:p>8.4 %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>
            <text:p>5-15min</text:p>
          </table:table-cell>
          <table:table-cell table:style-name="ce1" office:value-type="float" office:value="306">
            <text:p>306</text:p>
          </table:table-cell>
          <table:table-cell table:style-name="ce1" office:value-type="string">
            <text:p>7.6 %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>
            <text:p>15-30min</text:p>
          </table:table-cell>
          <table:table-cell table:style-name="ce1" office:value-type="float" office:value="158">
            <text:p>158</text:p>
          </table:table-cell>
          <table:table-cell table:style-name="ce1" office:value-type="string">
            <text:p>3.9 %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>
            <text:p>30min-1h</text:p>
          </table:table-cell>
          <table:table-cell table:style-name="ce1" office:value-type="float" office:value="136">
            <text:p>136</text:p>
          </table:table-cell>
          <table:table-cell table:style-name="ce1" office:value-type="string">
            <text:p>3.3 %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>
            <text:p>1h+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2.2 %</text:p>
          </table:table-cell>
          <table:table-cell table:number-columns-repeated="16"/>
        </table:table-row>
        <table:table-row table:style-name="ro1">
          <table:table-cell/>
          <table:table-cell table:style-name="ce1" table:number-columns-repeated="3"/>
          <table:table-cell table:number-columns-repeated="16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table:number-columns-repeated="6"/>
          <table:table-cell>
            <draw:frame table:end-cell-address="Planilha1.P73" table:end-x="2.24cm" table:end-y="0.395cm" draw:z-index="1" svg:width="20.839cm" svg:height="18.067cm" svg:x="1.723cm" svg:y="0.283cm">
              <draw:object draw:notify-on-update-of-ranges="Planilha1.E37:Planilha1.F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office:value-type="string">
            <text:p>Browsers</text:p>
          </table:table-cell>
          <table:table-cell office:value-type="string">
            <text:p>Percent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MS Internet Explorer</text:p>
          </table:table-cell>
          <table:table-cell office:value-type="float" office:value="66.8">
            <text:p>66,8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Mozilla Firefox</text:p>
          </table:table-cell>
          <table:table-cell office:value-type="float" office:value="27.8">
            <text:p>27,8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Mozilla</text:p>
          </table:table-cell>
          <table:table-cell office:value-type="float" office:value="1.1">
            <text:p>1,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Konqueror</text:p>
          </table:table-cell>
          <table:table-cell office:value-type="float" office:value="0.9">
            <text:p>0,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Desconhecido</text:p>
          </table:table-cell>
          <table:table-cell office:value-type="float" office:value="0.9">
            <text:p>0,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Debian APT</text:p>
          </table:table-cell>
          <table:table-cell office:value-type="float" office:value="0.7">
            <text:p>0,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Safari</text:p>
          </table:table-cell>
          <table:table-cell office:value-type="float" office:value="0.6">
            <text:p>0,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3"/>
          <table:table-cell table:style-name="ce2"/>
          <table:table-cell table:number-columns-repeated="12"/>
        </table:table-row>
        <table:table-row table:style-name="ro1" table:number-rows-repeated="33">
          <table:table-cell table:number-columns-repeated="20"/>
        </table:table-row>
        <table:table-row table:style-name="ro1">
          <table:table-cell table:number-columns-repeated="7"/>
          <table:table-cell>
            <draw:frame table:end-cell-address="Planilha1.R117" table:end-x="1.828cm" table:end-y="0.187cm" draw:z-index="2" svg:width="24.332cm" svg:height="16.369cm" svg:x="0.076cm" svg:y="0.392cm">
              <draw:object draw:notify-on-update-of-ranges="Planilha1.F85:Planilha1.G8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5"/>
          <table:table-cell office:value-type="string">
            <text:p>Windows</text:p>
          </table:table-cell>
          <table:table-cell office:value-type="float" office:value="79.1">
            <text:p>79,1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Linux</text:p>
          </table:table-cell>
          <table:table-cell office:value-type="float" office:value="17.4">
            <text:p>17,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Desconhecido</text:p>
          </table:table-cell>
          <table:table-cell office:value-type="float" office:value="1.9">
            <text:p>1,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Macintosh</text:p>
          </table:table-cell>
          <table:table-cell office:value-type="float" office:value="1.4">
            <text:p>1,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2"/>
          <table:table-cell table:number-columns-repeated="12"/>
        </table:table-row>
        <table:table-row table:style-name="ro1">
          <table:table-cell table:number-columns-repeated="7"/>
          <table:table-cell table:style-name="ce2"/>
          <table:table-cell table:number-columns-repeated="12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erdana" fo:language="pt" fo:country="BR" style:font-name-asian="Verdana1" style:language-asian="none" style:country-asian="none" style:font-name-complex="Verdana1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5">05/05/2006</text:date>, <text:time>11:1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5-04T22:28:37</meta:creation-date>
    <dc:date>2006-05-05T11:15:41</dc:date>
    <dc:language>pt-BR</dc:language>
    <meta:editing-cycles>5</meta:editing-cycles>
    <meta:editing-duration>PT1H25M40S</meta:editing-duration>
    <meta:user-defined meta:name="Info 1"/>
    <meta:user-defined meta:name="Info 2"/>
    <meta:user-defined meta:name="Info 3"/>
    <meta:user-defined meta:name="Info 4"/>
    <meta:document-statistic meta:table-count="3" meta:cell-count="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Verdana" style:font-family-generic="swiss" style:font-pitch="variable" fo:font-size="29.8999996185303pt" fo:font-weight="normal" style:font-family-asian="Verdana" style:font-pitch-asian="variable" style:font-size-asian="21pt" style:font-family-complex="Verdana" style:font-pitch-complex="variable" style:font-size-complex="21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Verdana" style:font-family-generic="swiss" style:font-pitch="variable" fo:font-size="11.3000001907349pt" style:font-family-asian="Verdana" style:font-pitch-asian="variable" style:font-size-asian="11.3000001907349pt" style:font-family-complex="Verdana" style:font-pitch-complex="variable" style:font-size-complex="11.3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Verdana" style:font-family-generic="swiss" style:font-pitch="variable" fo:font-size="17pt" style:font-family-asian="Verdana" style:font-pitch-asian="variable" style:font-size-asian="14.6000003814697pt" style:font-family-complex="Verdana" style:font-pitch-complex="variable" style:font-size-complex="14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Verdana" style:font-family-generic="swiss" style:font-pitch="variable" fo:font-size="11.3000001907349pt" style:font-family-asian="Verdana" style:font-pitch-asian="variable" style:font-size-asian="11.3000001907349pt" style:font-family-complex="Verdana" style:font-pitch-complex="variable" style:font-size-complex="11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Verdana" style:font-family-generic="swiss" style:font-pitch="variable" fo:font-size="9.69999980926514pt" style:font-family-asian="Verdana" style:font-pitch-asian="variable" style:font-size-asian="9.69999980926514pt" style:font-family-complex="Verdana" style:font-pitch-complex="variable" style:font-size-complex="9.69999980926514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4.002cm" svg:height="11.302cm" chart:class="chart:bar" chart:style-name="ch1">
        <chart:title svg:x="7.424cm" svg:y="0.023cm" chart:style-name="ch2">
          <text:p>Duração da visita</text:p>
        </chart:title>
        <chart:plot-area chart:style-name="ch3" table:cell-range-address="Planilha1.$B$8:.$C$14" chart:data-source-has-labels="column" chart:table-number-list="0" svg:x="0.48cm" svg:y="1.956cm" svg:width="23.042cm" svg:height="9.12cm">
          <chart:axis chart:dimension="x" chart:name="primary-x" chart:style-name="ch4">
            <chart:title svg:x="9.226cm" svg:y="10.334cm" chart:style-name="ch5">
              <text:p>Intervalo de permanência</text:p>
            </chart:title>
            <chart:categories table:cell-range-address="local-table.A2:.A8"/>
          </chart:axis>
          <chart:axis chart:dimension="y" chart:name="primary-y" chart:style-name="ch6">
            <chart:title svg:x="0.48cm" svg:y="8.407cm" chart:style-name="ch5">
              <text:p>Número de visitas</text:p>
            </chart:title>
            <chart:grid chart:class="major"/>
          </chart:axis>
          <chart:series chart:style-name="ch7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0s-30s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0s-2min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-5min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-15mi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-30min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0min-1h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h+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Verdana" style:font-family-generic="swiss" style:font-pitch="variable" fo:font-size="33.5pt" style:font-family-asian="Verdana" style:font-pitch-asian="variable" style:font-size-asian="33.5pt" style:font-family-complex="Verdana" style:font-pitch-complex="variable" style:font-size-complex="33.5pt"/>
    </style:style>
    <style:style style:name="ch3" style:family="chart">
      <style:graphic-properties draw:fill="none"/>
      <style:text-properties fo:font-family="Verdana" style:font-family-generic="swiss" style:font-pitch="variable" fo:font-size="15.3999996185303pt" style:font-family-asian="Verdana" style:font-pitch-asian="variable" style:font-size-asian="15.3999996185303pt" style:font-family-complex="Verdana" style:font-pitch-complex="variable" style:font-size-complex="15.3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Verdana" style:font-family-generic="swiss" style:font-pitch="variable" fo:font-size="12.8999996185303pt" style:font-family-asian="Verdana" style:font-pitch-asian="variable" style:font-size-asian="12.8999996185303pt" style:font-family-complex="Verdana" style:font-pitch-complex="variable" style:font-size-complex="12.8999996185303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Verdana" style:font-family-generic="swiss" style:font-pitch="variable" fo:font-size="11pt" style:font-family-asian="Verdana" style:font-pitch-asian="variable" style:font-size-asian="11pt" style:font-family-complex="Verdana" style:font-pitch-complex="variable" style:font-size-complex="11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7da647" draw:fill-image-width="0cm" draw:fill-image-height="0cm"/>
      <style:text-properties fo:font-family="Verdana" style:font-family-generic="swiss" style:font-pitch="variable" fo:font-size="11pt" style:font-family-asian="Verdana" style:font-pitch-asian="variable" style:font-size-asian="11pt" style:font-family-complex="Verdana" style:font-pitch-complex="variable" style:font-size-complex="11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800080"/>
      <style:text-properties fo:font-family="Verdana" style:font-family-generic="swiss" style:font-pitch="variable" fo:font-size="11pt" style:font-family-asian="Verdana" style:font-pitch-asian="variable" style:font-size-asian="11pt" style:font-family-complex="Verdana" style:font-pitch-complex="variable" style:font-size-complex="11pt"/>
    </style:style>
    <style:style style:name="ch9" style:family="chart">
      <style:chart-properties chart:symbol-type="none" chart:data-label-number="none" chart:data-label-text="false" chart:data-label-symbol="false"/>
      <style:graphic-properties draw:fill-color="#e6e64c" draw:fill-image-width="0cm" draw:fill-image-height="0cm"/>
      <style:text-properties fo:font-family="Verdana" style:font-family-generic="swiss" style:font-pitch="variable" fo:font-size="11pt" style:font-family-asian="Verdana" style:font-pitch-asian="variable" style:font-size-asian="11pt" style:font-family-complex="Verdana" style:font-pitch-complex="variable" style:font-size-complex="11pt"/>
    </style:style>
    <style:style style:name="ch10" style:family="chart">
      <style:chart-properties chart:symbol-type="none" chart:data-label-number="none" chart:data-label-text="false" chart:data-label-symbol="false"/>
      <style:graphic-properties draw:fill-color="#ff9966" draw:fill-image-width="0cm" draw:fill-image-height="0cm"/>
      <style:text-properties fo:font-family="Verdana" style:font-family-generic="swiss" style:font-pitch="variable" fo:font-size="11pt" style:font-family-asian="Verdana" style:font-pitch-asian="variable" style:font-size-asian="11pt" style:font-family-complex="Verdana" style:font-pitch-complex="variable" style:font-size-complex="11pt"/>
    </style:style>
    <style:style style:name="ch11" style:family="chart">
      <style:chart-properties chart:symbol-type="none" chart:data-label-number="none" chart:data-label-text="false" chart:data-label-symbol="false"/>
      <style:graphic-properties draw:fill-color="#c0c0c0" draw:fill-image-width="0cm" draw:fill-image-height="0cm"/>
      <style:text-properties fo:font-family="Verdana" style:font-family-generic="swiss" style:font-pitch="variable" fo:font-size="11pt" style:font-family-asian="Verdana" style:font-pitch-asian="variable" style:font-size-asian="11pt" style:font-family-complex="Verdana" style:font-pitch-complex="variable" style:font-size-complex="11pt"/>
    </style:style>
    <style:style style:name="ch12" style:family="chart">
      <style:chart-properties chart:symbol-type="none" chart:data-label-number="none" chart:data-label-text="false" chart:data-label-symbol="false"/>
      <style:graphic-properties draw:fill-color="#47b8b8" draw:fill-image-width="0cm" draw:fill-image-height="0cm"/>
      <style:text-properties fo:font-family="Verdana" style:font-family-generic="swiss" style:font-pitch="variable" fo:font-size="11pt" style:font-family-asian="Verdana" style:font-pitch-asian="variable" style:font-size-asian="11pt" style:font-family-complex="Verdana" style:font-pitch-complex="variable" style:font-size-complex="11pt"/>
    </style:style>
    <style:style style:name="ch13" style:family="chart">
      <style:chart-properties chart:symbol-type="none" chart:data-label-number="none" chart:data-label-text="false" chart:data-label-symbol="false"/>
      <style:graphic-properties draw:fill-color="#666699" draw:fill-image-width="0cm" draw:fill-image-height="0cm"/>
      <style:text-properties fo:font-family="Verdana" style:font-family-generic="swiss" style:font-pitch="variable" fo:font-size="11pt" style:font-family-asian="Verdana" style:font-pitch-asian="variable" style:font-size-asian="11pt" style:font-family-complex="Verdana" style:font-pitch-complex="variable" style:font-size-complex="11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20.84cm" svg:height="18.068cm" chart:class="chart:circle" chart:style-name="ch1">
        <chart:title svg:x="7.718cm" svg:y="0cm" chart:style-name="ch2">
          <text:p>Navegador</text:p>
        </chart:title>
        <chart:legend chart:legend-position="end" svg:x="8.168cm" svg:y="11.404cm" chart:style-name="ch3"/>
        <chart:plot-area chart:style-name="ch4" table:cell-range-address="Planilha1.$E$37:.$F$43" chart:data-source-has-labels="column" chart:table-number-list="0" svg:x="5.857cm" svg:y="1.009cm" svg:width="9.344cm" svg:height="10.899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MS Internet Explorer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Mozilla Firefox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Mozilla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Konqueror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Debian APT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afari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Verdana" style:font-family-generic="swiss" style:font-pitch="variable" fo:font-size="30.2999992370605pt" style:font-family-asian="Verdana" style:font-pitch-asian="variable" style:font-size-asian="30.2999992370605pt" style:font-family-complex="Verdana" style:font-pitch-complex="variable" style:font-size-complex="30.2999992370605pt"/>
    </style:style>
    <style:style style:name="ch3" style:family="chart">
      <style:graphic-properties draw:fill="none"/>
      <style:text-properties fo:font-family="Verdana" style:font-family-generic="swiss" style:font-pitch="variable" fo:font-size="20.2000007629395pt" style:font-family-asian="Verdana" style:font-pitch-asian="variable" style:font-size-asian="14pt" style:font-family-complex="Verdana" style:font-pitch-complex="variable" style:font-size-complex="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Verdana" style:font-family-generic="swiss" style:font-pitch="variable" fo:font-size="11.3000001907349pt" style:font-family-asian="Verdana" style:font-pitch-asian="variable" style:font-size-asian="11.3000001907349pt" style:font-family-complex="Verdana" style:font-pitch-complex="variable" style:font-size-complex="11.3000001907349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Verdana" style:font-family-generic="swiss" style:font-pitch="variable" fo:font-size="9.69999980926514pt" style:font-family-asian="Verdana" style:font-pitch-asian="variable" style:font-size-asian="9.69999980926514pt" style:font-family-complex="Verdana" style:font-pitch-complex="variable" style:font-size-complex="9.69999980926514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7da647" draw:fill-image-width="0cm" draw:fill-image-height="0cm"/>
      <style:text-properties fo:font-family="Verdana" style:font-family-generic="swiss" style:font-pitch="variable" fo:font-size="9.69999980926514pt" style:font-family-asian="Verdana" style:font-pitch-asian="variable" style:font-size-asian="9.69999980926514pt" style:font-family-complex="Verdana" style:font-pitch-complex="variable" style:font-size-complex="9.69999980926514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999cc" draw:fill-image-width="0cm" draw:fill-image-height="0cm"/>
      <style:text-properties fo:font-family="Verdana" style:font-family-generic="swiss" style:font-pitch="variable" fo:font-size="9.69999980926514pt" style:font-family-asian="Verdana" style:font-pitch-asian="variable" style:font-size-asian="9.69999980926514pt" style:font-family-complex="Verdana" style:font-pitch-complex="variable" style:font-size-complex="9.69999980926514pt"/>
    </style:style>
    <style:style style:name="ch9" style:family="chart">
      <style:chart-properties chart:symbol-type="none" chart:data-label-number="none" chart:data-label-text="false" chart:data-label-symbol="false"/>
      <style:graphic-properties draw:fill-color="#666666"/>
      <style:text-properties fo:font-family="Verdana" style:font-family-generic="swiss" style:font-pitch="variable" fo:font-size="9.69999980926514pt" style:font-family-asian="Verdana" style:font-pitch-asian="variable" style:font-size-asian="9.69999980926514pt" style:font-family-complex="Verdana" style:font-pitch-complex="variable" style:font-size-complex="9.69999980926514pt"/>
    </style:style>
    <style:style style:name="ch10" style:family="chart">
      <style:chart-properties chart:symbol-type="none" chart:data-label-number="none" chart:data-label-text="false" chart:data-label-symbol="false"/>
      <style:graphic-properties draw:fill-color="#ff3366" draw:fill-image-width="0cm" draw:fill-image-height="0cm"/>
      <style:text-properties fo:font-family="Verdana" style:font-family-generic="swiss" style:font-pitch="variable" fo:font-size="9.69999980926514pt" style:font-family-asian="Verdana" style:font-pitch-asian="variable" style:font-size-asian="9.69999980926514pt" style:font-family-complex="Verdana" style:font-pitch-complex="variable" style:font-size-complex="9.6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24.333cm" svg:height="16.37cm" chart:class="chart:circle" chart:style-name="ch1">
        <chart:title svg:x="6.938cm" svg:y="0.025cm" chart:style-name="ch2">
          <text:p>Sistema Operacional</text:p>
        </chart:title>
        <chart:legend chart:legend-position="end" svg:x="9.334cm" svg:y="10.865cm" chart:style-name="ch3"/>
        <chart:plot-area chart:style-name="ch4" table:cell-range-address="Planilha1.$F$85:.$G$88" chart:data-source-has-labels="column" chart:table-number-list="0" svg:x="6.126cm" svg:y="1.521cm" svg:width="12.459cm" svg:height="9.602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Windows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Macintosh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